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 table:visibility="filter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 table:visibility="filter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 table:visibility="filter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 table:visibility="filter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 table:visibility="filter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 table:visibility="filter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 table:visibility="filter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 table:visibility="filter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 table:visibility="filter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FIDO june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72.05" calcext:value-type="float">
            <text:p>-72.0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 (1.36 by CIBC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8" calcext:value-type="float">
            <text:p>-40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 (1.3580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74" calcext:value-type="float">
            <text:p>-40.7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 table:visibility="filter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Quality Inn Dunnmore <text:s/>(110.86 @ 1.3598232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50.75" calcext:value-type="float">
            <text:p>-150.7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Dunnmore <text:s/>(134.47 @ 1.359857217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82.86" calcext:value-type="float">
            <text:p>-182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fruit refund <text:s/>(8.82 @ 1.28911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GoldKey accountant consult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 table:visibility="filter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 table:visibility="filter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TD personal USD to biz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5.22" calcext:value-type="float">
            <text:p>-45.2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string" calcext:value-type="string">
            <text:p>renewal license pl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49" table:display-filter-buttons="true" table:orientation="column">
          <table:filter>
            <table:filter-and>
              <table:filter-condition table:field-number="6" table:value="CIBC Credi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09:19:43.593021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8-26T09:31:34.570564569</dc:date>
    <meta:editing-duration>P1DT3H29M11S</meta:editing-duration>
    <meta:editing-cycles>118</meta:editing-cycles>
    <meta:generator>LibreOffice/6.0.7.3$Linux_X86_64 LibreOffice_project/00m0$Build-3</meta:generator>
    <meta:document-statistic meta:table-count="4" meta:cell-count="411" meta:object-count="0"/>
  </office:meta>
</office:document-meta>
</file>